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2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2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7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8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Savings Plan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2-Layout7-blank-Blank" presentation:presentation-page-layout-name="Master2-PPL7" draw:id="Slide-257">
        <draw:frame draw:id="id176" presentation:style-name="a1238" draw:name="Title 1" svg:x="0.55118in" svg:y="0.32953in" svg:width="9.92087in" svg:height="0.69724in" presentation:class="title" presentation:placeholder="false">
          <draw:text-box>
            <text:p text:style-name="a1237" text:class-names="" text:cond-style-name=""><text:span text:style-name="a1236" text:class-names="">Saving Plans</text:span></text:p>
          </draw:text-box>
          <svg:title/>
          <svg:desc/>
        </draw:frame>
        <draw:frame draw:id="id177" presentation:style-name="a1248" draw:name="Text Placeholder 2" svg:x="0.55118in" svg:y="1.93465in" svg:width="9.92087in" svg:height="4.7948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Saving Plans are a flexible pricing model that offers lower prices on EC2 Usage (1 or 3 Years)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Saving plans automatically apply to any applicable computer usage across regions, regardless of size, tenancy &amp; OS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  <presentation:notes draw:style-name="a1254">
          <draw:frame draw:id="id178" draw:style-name="a1251" draw:name="Slide Number Placeholder 6" svg:x="4.67953in" svg:y="11.10827in" svg:width="3.5878in" svg:height="0.5842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9" presentation:style-name="a1252" draw:name="Slide Image Placeholder 1">
            <svg:title/>
            <svg:desc/>
          </draw:page-thumbnail>
          <draw:frame draw:id="id180" presentation:style-name="a12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55" draw:master-page-name="Master2-Layout7-blank-Blank" presentation:presentation-page-layout-name="Master2-PPL7" draw:id="Slide-258">
        <draw:frame draw:id="id181" presentation:style-name="a1258" draw:name="Title 1" svg:x="0.55118in" svg:y="0.32953in" svg:width="9.92087in" svg:height="0.69724in" presentation:class="title" presentation:placeholder="false">
          <draw:text-box>
            <text:p text:style-name="a1257" text:class-names="" text:cond-style-name=""><text:span text:style-name="a1256" text:class-names="">EC2- Spot Instances</text:span></text:p>
          </draw:text-box>
          <svg:title/>
          <svg:desc/>
        </draw:frame>
        <draw:frame draw:id="id182" presentation:style-name="a1268" draw:name="Text Placeholder 2" svg:x="0.55118in" svg:y="1.93465in" svg:width="9.92087in" svg:height="4.7948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AWS Spot instanes allow customers to use computer capacity without upfront commitments, at prices cheaper (80-90%) than on-demand instance pricing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Customers bid on spot instances. AWS off-peak pricing fluctuates, if the price meets the bid price, the instances are allocated for the bidding account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  <presentation:notes draw:style-name="a1274">
          <draw:frame draw:id="id183" draw:style-name="a1271" draw:name="Slide Number Placeholder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4" presentation:style-name="a1272" draw:name="Slide Image Placeholder 1">
            <svg:title/>
            <svg:desc/>
          </draw:page-thumbnail>
          <draw:frame draw:id="id185" presentation:style-name="a12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75" draw:master-page-name="Master2-Layout7-blank-Blank" presentation:presentation-page-layout-name="Master2-PPL7" draw:id="Slide-259">
        <draw:frame draw:id="id186" presentation:style-name="a1278" draw:name="Title 1" svg:x="0.55118in" svg:y="0.32953in" svg:width="9.92087in" svg:height="0.69724in" presentation:class="title" presentation:placeholder="false">
          <draw:text-box>
            <text:p text:style-name="a1277" text:class-names="" text:cond-style-name=""><text:span text:style-name="a1276" text:class-names="">EC2- Spot Instances</text:span></text:p>
          </draw:text-box>
          <svg:title/>
          <svg:desc/>
        </draw:frame>
        <draw:frame draw:id="id187" presentation:style-name="a1288" draw:name="Text Placeholder 2" svg:x="0.55118in" svg:y="1.93465in" svg:width="9.92087in" svg:height="4.79488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Spot instanes may be terminated/stopped at anytime by AWS when the market price goes higher than the previous bid price by the client (who got the instances)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All Instance families are available for spot instances (T2 for example)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</draw:text-box>
          <svg:title/>
          <svg:desc/>
        </draw:frame>
        <presentation:notes draw:style-name="a1294">
          <draw:frame draw:id="id188" draw:style-name="a1291" draw:name="Slide Number Placeholder 6" svg:x="4.67953in" svg:y="11.10827in" svg:width="3.5878in" svg:height="0.58425in">
            <draw:text-box>
              <text:p text:style-name="a1290" text:class-names="" text:cond-style-name=""><text:span text:style-name="a128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9" presentation:style-name="a1292" draw:name="Slide Image Placeholder 1">
            <svg:title/>
            <svg:desc/>
          </draw:page-thumbnail>
          <draw:frame draw:id="id190" presentation:style-name="a12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95" draw:master-page-name="Master2-Layout7-blank-Blank" presentation:presentation-page-layout-name="Master2-PPL7" draw:id="Slide-260">
        <draw:frame draw:id="id191" presentation:style-name="a1298" draw:name="Title 1" svg:x="0.55118in" svg:y="0.32953in" svg:width="9.92087in" svg:height="0.69724in" presentation:class="title" presentation:placeholder="false">
          <draw:text-box>
            <text:p text:style-name="a1297" text:class-names="" text:cond-style-name=""><text:span text:style-name="a1296" text:class-names="">EC2- Spot Instances</text:span></text:p>
          </draw:text-box>
          <svg:title/>
          <svg:desc/>
        </draw:frame>
        <draw:frame draw:id="id192" presentation:style-name="a1323" draw:name="Text Placeholder 2" svg:x="0.55118in" svg:y="1.93465in" svg:width="9.92087in" svg:height="4.7948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Use Cases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Use it if you are flexible regarding the time you want to run your applications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Use if your applications can be interrupted without any impact (incase AWS terminates/stops the instances)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Suitable for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Data analysis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Batch jobs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Background processing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Optional tasks</text:span></text:p>
              </text:list-item>
            </text:list>
          </draw:text-box>
          <svg:title/>
          <svg:desc/>
        </draw:frame>
        <presentation:notes draw:style-name="a1329">
          <draw:frame draw:id="id193" draw:style-name="a1326" draw:name="Slide Number Placeholder 6" svg:x="4.67953in" svg:y="11.10827in" svg:width="3.5878in" svg:height="0.58425in">
            <draw:text-box>
              <text:p text:style-name="a1325" text:class-names="" text:cond-style-name=""><text:span text:style-name="a132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4" presentation:style-name="a1327" draw:name="Slide Image Placeholder 1">
            <svg:title/>
            <svg:desc/>
          </draw:page-thumbnail>
          <draw:frame draw:id="id195" presentation:style-name="a13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30" draw:master-page-name="Master2-Layout7-blank-Blank" presentation:presentation-page-layout-name="Master2-PPL7" draw:id="Slide-261">
        <draw:frame draw:id="id196" presentation:style-name="a1333" draw:name="Title 1" svg:x="0.55118in" svg:y="0.32953in" svg:width="9.92087in" svg:height="0.69724in" presentation:class="title" presentation:placeholder="false">
          <draw:text-box>
            <text:p text:style-name="a1332" text:class-names="" text:cond-style-name=""><text:span text:style-name="a1331" text:class-names="">Dedicated Options<text:tab/></text:span></text:p>
          </draw:text-box>
          <svg:title/>
          <svg:desc/>
        </draw:frame>
        <draw:frame draw:id="id197" presentation:style-name="a1343" draw:name="Text Placeholder 2" svg:x="0.55118in" svg:y="1.93465in" svg:width="9.92087in" svg:height="4.7948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Dedicated hosts – Pay for a fully dedicated physical host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Dedicated Instances – Pay by the hour for instances that run on single-tenant hardware</text:span></text:p>
              </text:list-item>
            </text:list>
          </draw:text-box>
          <svg:title/>
          <svg:desc/>
        </draw:frame>
        <presentation:notes draw:style-name="a1349">
          <draw:frame draw:id="id198" draw:style-name="a1346" draw:name="Slide Number Placeholder 6" svg:x="4.67953in" svg:y="11.10827in" svg:width="3.5878in" svg:height="0.58425in">
            <draw:text-box>
              <text:p text:style-name="a1345" text:class-names="" text:cond-style-name=""><text:span text:style-name="a134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9" presentation:style-name="a1347" draw:name="Slide Image Placeholder 1">
            <svg:title/>
            <svg:desc/>
          </draw:page-thumbnail>
          <draw:frame draw:id="id200" presentation:style-name="a13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50" draw:master-page-name="Master1-Layout7-blank-Blank" presentation:presentation-page-layout-name="Master1-PPL7" draw:id="Slide-262">
        <draw:frame draw:id="id201" presentation:style-name="a1353" draw:name="Title 1" svg:x="0in" svg:y="2.56024in" svg:width="9.92087in" svg:height="1.38031in" presentation:class="title" presentation:placeholder="false">
          <draw:text-box>
            <text:p text:style-name="a1352" text:class-names="" text:cond-style-name=""><text:span text:style-name="a1351" text:class-names="">Elastic Network Interfaces (ENIs)</text:span></text:p>
          </draw:text-box>
          <svg:title/>
          <svg:desc/>
        </draw:frame>
        <presentation:notes draw:style-name="a1359">
          <draw:frame draw:id="id202" draw:style-name="a1356" draw:name="Slide Number Placeholder 6" svg:x="4.67953in" svg:y="11.10827in" svg:width="3.5878in" svg:height="0.58425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3" presentation:style-name="a1357" draw:name="Slide Image Placeholder 1">
            <svg:title/>
            <svg:desc/>
          </draw:page-thumbnail>
          <draw:frame draw:id="id204" presentation:style-name="a13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60" draw:master-page-name="Master2-Layout7-blank-Blank" presentation:presentation-page-layout-name="Master2-PPL7" draw:id="Slide-263">
        <draw:frame draw:id="id205" presentation:style-name="a1363" draw:name="Title 1" svg:x="0.55118in" svg:y="0.32953in" svg:width="9.92087in" svg:height="0.69724in" presentation:class="title" presentation:placeholder="false">
          <draw:text-box>
            <text:p text:style-name="a1362" text:class-names="" text:cond-style-name=""><text:span text:style-name="a1361" text:class-names="">ENIs – Elastic Network Interfaces</text:span></text:p>
          </draw:text-box>
          <svg:title/>
          <svg:desc/>
        </draw:frame>
        <draw:frame draw:id="id206" presentation:style-name="a1385" draw:name="Text Placeholder 2" svg:x="0.55118in" svg:y="1.93465in" svg:width="9.92087in" svg:height="4.7948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You can create only one additional Ethernet interface (eth1) when launching an EC2 instance.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(But no Public Ipv4 Add assigned to ETH0, you need to assign Elastic IP add)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An ENI is bound to an availability zone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3" text:class-names="">You can specify which AZ you want the additional ENI be added<text:s text:c="1"/></text:span><text:span text:style-name="a1374" text:class-names="">in</text:span><text:span text:style-name="a1375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8" text:class-names="">- Our EC2 instance and ENI needs to be in same subnet!!</text:span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  <presentation:notes draw:style-name="a1391">
          <draw:frame draw:id="id207" draw:style-name="a1388" draw:name="Slide Number Placeholder 6" svg:x="4.67953in" svg:y="11.10827in" svg:width="3.5878in" svg:height="0.5842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8" presentation:style-name="a1389" draw:name="Slide Image Placeholder 1">
            <svg:title/>
            <svg:desc/>
          </draw:page-thumbnail>
          <draw:frame draw:id="id209" presentation:style-name="a13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17T08:59:15Z</dc:date>
    <meta:editing-cycles>52</meta:editing-cycles>
    <meta:editing-duration>PT337662S</meta:editing-duration>
    <meta:document-statistic meta:paragraph-count="38" meta:word-count="307"/>
  </office:meta>
</office:document-meta>
</file>